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15" style:parent-style-name="DefaultParagraphFont" style:family="text">
      <style:text-properties fo:font-weight="bold" style:font-weight-asian="bold" fo:font-style="italic" style:font-style-asian="italic" fo:color="#FF0000" fo:language="en" fo:country="US" style:language-asian="ja" style:country-asian="JP"/>
    </style:style>
    <style:style style:name="T16" style:parent-style-name="DefaultParagraphFont" style:family="text">
      <style:text-properties fo:font-style="italic" style:font-style-asian="italic" fo:color="#000000" fo:language="en" fo:country="US" style:language-asian="ja" style:country-asian="JP"/>
    </style:style>
    <style:style style:name="T17" style:parent-style-name="DefaultParagraphFont" style:family="text">
      <style:text-properties fo:font-weight="bold" style:font-weight-asian="bold" fo:font-style="italic" style:font-style-asian="italic" fo:color="#FF0000" fo:language="en" fo:country="US" style:language-asian="ja" style:country-asian="JP"/>
    </style:style>
    <style:style style:name="T18" style:parent-style-name="DefaultParagraphFont" style:family="text">
      <style:text-properties fo:language="en" fo:country="US" style:language-asian="ja" style:country-asian="JP"/>
    </style:style>
    <style:style style:name="P19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name="P20" style:parent-style-name="Standard" style:family="paragraph">
      <style:paragraph-properties fo:text-align="justify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Standard" style:family="paragraph">
      <style:paragraph-properties fo:text-align="justify"/>
      <style:text-properties fo:language="en" fo:country="US"/>
    </style:style>
    <style:style style:name="P24" style:parent-style-name="Textbody" style:family="paragraph">
      <style:paragraph-properties fo:text-align="justify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7" style:parent-style-name="DefaultParagraphFont" style:family="text">
      <style:text-properties fo:language="en" fo:country="US"/>
    </style:style>
    <style:style style:name="P28" style:parent-style-name="Textbody" style:family="paragraph">
      <style:paragraph-properties fo:text-align="justify" fo:text-indent="0.4916in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color="#00B050"/>
    </style:style>
    <style:style style:name="T31" style:parent-style-name="DefaultParagraphFont" style:family="text">
      <style:text-properties fo:language="en" fo:country="US"/>
    </style:style>
    <style:style style:name="P32" style:parent-style-name="Normal" style:family="paragraph">
      <style:text-properties fo:color="#FF0000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 style:font-weight-complex="bold" fo:language="en" fo:country="US"/>
    </style:style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font-style="italic" style:font-style-asian="italic" style:font-style-complex="italic" fo:language="en" fo:country="US"/>
    </style:style>
    <style:style style:name="T53" style:parent-style-name="DefaultParagraphFont" style:family="text">
      <style:text-properties fo:language="en" fo:country="US"/>
    </style:style>
    <style:style style:name="P54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55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56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color="#FF0000" fo:language="en" fo:country="US" style:language-asian="ja" style:country-asian="JP"/>
    </style:style>
    <style:style style:name="P59" style:parent-style-name="Normal" style:family="paragraph">
      <style:text-properties fo:font-size="22pt" style:font-size-asian="22pt" style:font-size-complex="22pt"/>
    </style:style>
    <style:style style:name="P6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61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62" style:parent-style-name="DefaultParagraphFont" style:family="text">
      <style:text-properties fo:color="#FF0000" fo:language="en" fo:country="US" style:language-asian="ja" style:country-asian="JP"/>
    </style:style>
    <style:style style:name="P63" style:parent-style-name="Normal" style:family="paragraph">
      <style:text-properties fo:font-size="11pt" style:font-size-asian="11pt" style:font-size-complex="11pt"/>
    </style:style>
    <style:style style:name="P64" style:parent-style-name="Normal" style:family="paragraph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color="#FF0000" fo:language="en" fo:country="US" style:language-asian="ja" style:country-asian="JP"/>
    </style:style>
    <style:style style:name="P68" style:parent-style-name="Normal" style:family="paragraph">
      <style:paragraph-properties fo:text-align="center"/>
    </style:style>
    <style:style style:name="P69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70" style:parent-style-name="DefaultParagraphFont" style:family="text">
      <style:text-properties fo:color="#FF0000" fo:language="en" fo:country="US" style:language-asian="ja" style:country-asian="JP"/>
    </style:style>
    <style:style style:name="T71" style:parent-style-name="DefaultParagraphFont" style:family="text">
      <style:text-properties fo:color="#FF0000" fo:language="en" fo:country="US" style:language-asian="ja" style:country-asian="JP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fo:color="#FF0000" fo:language="en" fo:country="US" style:language-asian="ja" style:country-asian="JP"/>
    </style:style>
    <style:style style:name="P74" style:parent-style-name="Normal" style:family="paragraph">
      <style:paragraph-properties fo:text-align="center"/>
    </style:style>
    <style:style style:name="P7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76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77" style:parent-style-name="DefaultParagraphFont" style:family="text">
      <style:text-properties fo:color="#FF0000" fo:language="en" fo:country="US" style:language-asian="ja" style:country-asian="JP"/>
    </style:style>
    <style:style style:name="P78" style:parent-style-name="Normal" style:family="paragraph">
      <style:text-properties fo:font-size="22pt" style:font-size-asian="22pt" style:font-size-complex="22pt"/>
    </style:style>
    <style:style style:name="T79" style:parent-style-name="DefaultParagraphFont" style:family="text">
      <style:text-properties fo:color="#FF0000" fo:language="en" fo:country="US" style:language-asian="ja" style:country-asian="JP"/>
    </style:style>
    <style:style style:name="T80" style:parent-style-name="DefaultParagraphFont" style:family="text">
      <style:text-properties fo:color="#FF0000" fo:language="en" fo:country="US" style:language-asian="ja" style:country-asian="JP"/>
    </style:style>
    <style:style style:name="P8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2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83" style:parent-style-name="DefaultParagraphFont" style:family="text">
      <style:text-properties fo:color="#FF0000" fo:language="en" fo:country="US" style:language-asian="ja" style:country-asian="JP"/>
    </style:style>
    <style:style style:name="P84" style:parent-style-name="Normal" style:family="paragraph">
      <style:text-properties fo:font-size="22pt" style:font-size-asian="22pt" style:font-size-complex="22pt"/>
    </style:style>
    <style:style style:name="P8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8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97" style:parent-style-name="DefaultParagraphFont" style:family="text">
      <style:text-properties fo:font-style="italic" style:font-style-asian="italic" fo:color="#000000" fo:language="en" fo:country="US" style:language-asian="ja" style:country-asian="JP"/>
    </style:style>
    <style:style style:name="T98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99" style:parent-style-name="DefaultParagraphFont" style:family="text">
      <style:text-properties fo:color="#000000" fo:language="en" fo:country="US" style:language-asian="ja" style:country-asian="JP"/>
    </style:style>
    <style:style style:name="P100" style:parent-style-name="Standard" style:family="paragraph">
      <style:paragraph-properties fo:text-align="justify"/>
      <style:text-properties fo:color="#000000" fo:language="en" fo:country="US" style:language-asian="ja" style:country-asian="JP"/>
    </style:style>
    <style:style style:name="P101" style:parent-style-name="Standard" style:family="paragraph">
      <style:paragraph-properties fo:text-align="justify"/>
      <style:text-properties fo:color="#000000" fo:language="en" fo:country="US" style:language-asian="ja" style:country-asian="JP"/>
    </style:style>
    <style:style style:name="P102" style:parent-style-name="Standard" style:family="paragraph">
      <style:paragraph-properties fo:text-align="justify"/>
    </style:style>
    <style:style style:name="T103" style:parent-style-name="DefaultParagraphFont" style:family="text">
      <style:text-properties fo:color="#000000" fo:language="en" fo:country="US" style:language-asian="ja" style:country-asian="JP"/>
    </style:style>
    <style:style style:name="T104" style:parent-style-name="DefaultParagraphFont" style:family="text">
      <style:text-properties fo:font-weight="bold" style:font-weight-asian="bold" style:font-weight-complex="bold" fo:color="#000000" fo:language="en" fo:country="US" style:language-asian="ja" style:country-asian="JP"/>
    </style:style>
    <style:style style:name="T105" style:parent-style-name="DefaultParagraphFont" style:family="text">
      <style:text-properties fo:color="#000000" fo:language="en" fo:country="US" style:language-asian="ja" style:country-asian="JP"/>
    </style:style>
    <style:style style:name="P106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 style:language-asian="ja" style:country-asian="JP"/>
    </style:style>
    <style:style style:name="P107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 style:language-asian="ja" style:country-asian="JP"/>
    </style:style>
    <style:style style:name="P108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 style:language-asian="ja" style:country-asian="JP"/>
    </style:style>
    <style:style style:name="P109" style:parent-style-name="Standard" style:family="paragraph">
      <style:paragraph-properties fo:text-align="justify" fo:margin-left="0.25in">
        <style:tab-stops/>
      </style:paragraph-properties>
      <style:text-properties fo:color="#000000" fo:language="en" fo:country="US" style:language-asian="ja" style:country-asian="JP"/>
    </style:style>
    <style:style style:name="P110" style:parent-style-name="Standard" style:family="paragraph">
      <style:paragraph-properties fo:text-align="justify" fo:margin-left="0.7416in">
        <style:tab-stops/>
      </style:paragraph-properties>
      <style:text-properties fo:color="#FF0000" fo:language="en" fo:country="US" style:language-asian="ja" style:country-asian="JP"/>
    </style:style>
    <style:style style:name="P111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 style:language-asian="ja" style:country-asian="JP"/>
    </style:style>
    <style:style style:name="P112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 style:language-asian="ja" style:country-asian="JP"/>
    </style:style>
    <style:style style:name="P113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 style:language-asian="ja" style:country-asian="JP"/>
    </style:style>
    <style:style style:name="P114" style:parent-style-name="Standard" style:family="paragraph">
      <style:paragraph-properties fo:text-align="justify"/>
      <style:text-properties fo:color="#000000" fo:language="en" fo:country="US" style:language-asian="ja" style:country-asian="JP"/>
    </style:style>
    <style:style style:name="P115" style:parent-style-name="Textbody" style:family="paragraph">
      <style:paragraph-properties fo:text-align="justify"/>
      <style:text-properties fo:language="en" fo:country="US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 fo:font-style="italic" style:font-style-asian="italic" fo:color="#000000" fo:language="en" fo:country="US" style:language-asian="ja" style:country-asian="JP"/>
    </style:style>
    <style:style style:name="T118" style:parent-style-name="DefaultParagraphFont" style:family="text">
      <style:text-properties fo:font-weight="bold" style:font-weight-asian="bold" fo:font-style="italic" style:font-style-asian="italic" fo:color="#FF0000" fo:language="en" fo:country="US" style:language-asian="ja" style:country-asian="JP"/>
    </style:style>
    <style:style style:name="T119" style:parent-style-name="DefaultParagraphFont" style:family="text">
      <style:text-properties fo:font-style="italic" style:font-style-asian="italic" fo:color="#000000" fo:language="en" fo:country="US" style:language-asian="ja" style:country-asian="JP"/>
    </style:style>
    <style:style style:name="T120" style:parent-style-name="DefaultParagraphFont" style:family="text">
      <style:text-properties fo:font-weight="bold" style:font-weight-asian="bold" fo:font-style="italic" style:font-style-asian="italic" fo:color="#FF0000" fo:language="en" fo:country="US" style:language-asian="ja" style:country-asian="JP"/>
    </style:style>
    <style:style style:name="T121" style:parent-style-name="DefaultParagraphFont" style:family="text">
      <style:text-properties fo:language="en" fo:country="US" style:language-asian="ja" style:country-asian="JP"/>
    </style:style>
    <style:style style:name="T122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123" style:parent-style-name="DefaultParagraphFont" style:family="text">
      <style:text-properties fo:language="en" fo:country="US" style:language-asian="ja" style:country-asian="JP"/>
    </style:style>
    <style:style style:name="P12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7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129" style:parent-style-name="Standard" style:family="paragraph">
      <style:paragraph-properties fo:text-align="justify"/>
      <style:text-properties fo:color="#FF0000" fo:language="en" fo:country="US" style:language-asian="ja" style:country-asian="JP"/>
    </style:style>
    <style:style style:family="graphic" style:name="a37">
      <style:graphic-properties style:wrap="run-through" style:run-through="foreground" draw:fill="none" draw:stroke="solid" svg:stroke-width="0.00694in" svg:stroke-color="#4472c4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3125in" svg:stroke-color="#00b050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3125in" svg:stroke-color="#00b050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3125in" svg:stroke-color="#00b05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3125in" svg:stroke-color="#00b05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3125in" svg:stroke-color="#00b05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3125in" svg:stroke-color="#ff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3125in" svg:stroke-color="#00b05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4472c4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4472c4" draw:marker-end="a3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ise 5. Answer Sheet</text:p>
      <text:p text:style-name="P2"/>
      <text:p text:style-name="P3"/>
      <text:p text:style-name="Standard"><text:span text:style-name="T4">Student's Name:<text:s/></text:span><text:span text:style-name="T5">Haruki Terushima</text:span><text:span text:style-name="T6"><text:tab/></text:span><text:span text:style-name="T7"><text:tab/></text:span><text:span text:style-name="T8">Student's ID</text:span><text:span text:style-name="T9"><text:s/>: s1290037</text:span></text:p>
      <text:p text:style-name="P10"/>
      <text:p text:style-name="P11"/>
      <text:p text:style-name="P12"/>
      <text:p text:style-name="P13"><text:span text:style-name="T14">Problem 1.</text:span><text:span text:style-name="T15"><text:s/></text:span><text:span text:style-name="T16">(15 points)</text:span><text:span text:style-name="T17"><text:s/></text:span><text:span text:style-name="T18">Consider the graph below.</text:span></text:p>
      <text:p text:style-name="P19"/>
      <text:p text:style-name="P20"><text:span text:style-name="T21"><text:s text:c="13"/></text:span><text:span text:style-name="T22"><draw:frame draw:style-name="a0" draw:name="Picture 1895485255" text:anchor-type="as-char" svg:x="0in" svg:y="0in" svg:width="2.48202in" svg:height="1.59441in" style:rel-width="scale" style:rel-height="scale"><draw:image xlink:href="media/image1.emf" xlink:type="simple" xlink:show="embed" xlink:actuate="onLoad"/><svg:title/><svg:desc/></draw:frame></text:span></text:p>
      <text:p text:style-name="P23"/>
      <text:p text:style-name="P24"><text:span text:style-name="T25">Draw a shortest path spanning tree with root at vertex<text:s/></text:span><text:span text:style-name="T26">s</text:span><text:span text:style-name="T27">. Show the cost (weight) of paths to each vertex.</text:span></text:p>
      <text:p text:style-name="P28"><text:span text:style-name="T29"><draw:frame draw:z-index="251705344" draw:id="id0" draw:style-name="a1" draw:name="Text Box 10" text:anchor-type="paragraph" svg:x="2.59524in" svg:y="0.42569in" svg:width="0.44722in" svg:height="0.32847in" style:rel-width="scale" style:rel-height="scale"><draw:text-box><text:p text:style-name="P30">28</text:p></draw:text-box><svg:title/><svg:desc/></draw:frame></text:span><text:span text:style-name="T31"><draw:frame draw:z-index="251703296" draw:id="id1" draw:style-name="a2" draw:name="Text Box 10" text:anchor-type="paragraph" svg:x="0.62639in" svg:y="0.90194in" svg:width="0.44722in" svg:height="0.32847in" style:rel-width="scale" style:rel-height="scale"><draw:text-box><text:p text:style-name="P32">9</text:p></draw:text-box><svg:title/><svg:desc/></draw:frame></text:span><text:span text:style-name="T33"><draw:connector draw:type="line" svg:x1="0.66678in" svg:y1="0.48301in" svg:x2="0.71609in" svg:y2="1.37051in" draw:z-index="251702272" draw:id="id2" draw:style-name="a4" draw:name="Straight Arrow Connector 8" text:anchor-type="paragraph"><svg:title/><svg:desc/></draw:connector></text:span><text:span text:style-name="T34"><draw:custom-shape svg:x="0.62404in" svg:y="1.37041in" svg:width="0.16736in" svg:height="0.16736in" draw:z-index="251700224" draw:id="id3" draw:style-name="a5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5"><draw:connector draw:type="line" svg:x1="2.42292in" svg:y1="0.28776in" svg:x2="2.77917in" svg:y2="1.37109in" draw:z-index="251698176" draw:id="id4" draw:style-name="a7" draw:name="Straight Arrow Connector 9" text:anchor-type="paragraph"><svg:title/><svg:desc/></draw:connector></text:span><text:span text:style-name="T36"><draw:custom-shape svg:x="2.708in" svg:y="1.37003in" svg:width="0.16736in" svg:height="0.16736in" draw:z-index="251696128" draw:id="id5" draw:style-name="a8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7"><draw:custom-shape svg:x="2.32986in" svg:y="0.11913in" svg:width="0.16736in" svg:height="0.16736in" draw:z-index="251694080" draw:id="id6" draw:style-name="a9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38"><draw:connector draw:type="line" svg:x1="2.15718in" svg:y1="0.65037in" svg:x2="2.34607in" svg:y2="0.23162in" draw:z-index="251692032" draw:id="id7" draw:style-name="a11" draw:name="Straight Arrow Connector 9" text:anchor-type="paragraph"><svg:title/><svg:desc/></draw:connector></text:span><text:span text:style-name="T39"><draw:connector draw:type="line" svg:x1="1.70944in" svg:y1="1.06352in" svg:x2="2.00944in" svg:y2="0.78436in" draw:z-index="251689984" draw:id="id8" draw:style-name="a13" draw:name="Straight Arrow Connector 9" text:anchor-type="paragraph"><svg:title/><svg:desc/></draw:connector></text:span><text:span text:style-name="T40"><draw:custom-shape svg:x="1.99368in" svg:y="0.66412in" svg:width="0.16736in" svg:height="0.16736in" draw:z-index="251687936" draw:id="id9" draw:style-name="a14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1"><draw:connector draw:type="line" svg:x1="1.46449in" svg:y1="0.83331in" svg:x2="1.59018in" svg:y2="1.06386in" draw:z-index="251685888" draw:id="id10" draw:style-name="a16" draw:name="Straight Arrow Connector 9" text:anchor-type="paragraph"><svg:title/><svg:desc/></draw:connector></text:span><text:span text:style-name="T42"><draw:custom-shape svg:x="1.54686in" svg:y="1.06256in" svg:width="0.16736in" svg:height="0.16736in" draw:z-index="251683840" draw:id="id11" draw:style-name="a17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3"><draw:custom-shape svg:x="1.33826in" svg:y="0.66389in" svg:width="0.16736in" svg:height="0.16736in" draw:z-index="251681792" draw:id="id12" draw:style-name="a18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4"><draw:connector draw:type="line" svg:x1="1.42301in" svg:y1="0.28738in" svg:x2="1.42301in" svg:y2="0.66516in" draw:z-index="251679744" draw:id="id13" draw:style-name="a20" draw:name="Straight Arrow Connector 9" text:anchor-type="paragraph"><svg:title/><svg:desc/></draw:connector></text:span><text:span text:style-name="T45"><draw:custom-shape svg:x="1.33836in" svg:y="0.11823in" svg:width="0.16736in" svg:height="0.16736in" draw:z-index="251678720" draw:id="id14" draw:style-name="a21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6"><draw:connector draw:type="line" svg:x1="0.79259in" svg:y1="0.48264in" svg:x2="1.33842in" svg:y2="0.23125in" draw:z-index="251676672" draw:id="id15" draw:style-name="a23" draw:name="Straight Arrow Connector 8" text:anchor-type="paragraph"><svg:title/><svg:desc/></draw:connector></text:span><text:span text:style-name="T47"><draw:custom-shape svg:x="0.62581in" svg:y="0.42771in" svg:width="0.16736in" svg:height="0.16736in" draw:z-index="251675648" draw:id="id16" draw:style-name="a24" draw:name="Oval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8"><draw:frame draw:style-name="a25" draw:name="Picture 1" text:anchor-type="as-char" svg:x="0in" svg:y="0in" svg:width="2.48202in" svg:height="1.59441in" style:rel-width="scale" style:rel-height="scale"><draw:image xlink:href="media/image1.emf" xlink:type="simple" xlink:show="embed" xlink:actuate="onLoad"/><svg:title/><svg:desc/></draw:frame></text:span></text:p>
      <text:p text:style-name="P49"><text:span text:style-name="T50">Problem 2</text:span><text:span text:style-name="T51">.<text:s/></text:span><text:span text:style-name="T52">(15 points)<text:s/></text:span><text:span text:style-name="T53">Dijksta's algorithm cannot handle negative weights. Show an example and explain what happens.</text:span></text:p>
      <text:p text:style-name="P54"/>
      <text:p text:style-name="P55"><text:s text:c="6"/>The negative weight changes the shortest path. There is an example;<text:s/></text:p>
      <text:p text:style-name="P56"/>
      <text:p text:style-name="P57"><text:span text:style-name="T58"><draw:frame draw:z-index="251669504" draw:id="id17" draw:style-name="a26" draw:name="Text Box 3" text:anchor-type="paragraph" svg:x="1.54889in" svg:y="0.10807in" svg:width="0.46111in" svg:height="0.42639in" style:rel-width="scale" style:rel-height="scale"><draw:text-box><text:p text:style-name="P59">55</text:p></draw:text-box><svg:title/><svg:desc/></draw:frame></text:span></text:p>
      <text:p text:style-name="P60"/>
      <text:p text:style-name="P61"><text:span text:style-name="T62"><draw:frame draw:z-index="251674624" draw:id="id18" draw:style-name="a27" draw:name="Text Box 4" text:anchor-type="paragraph" svg:x="3.65378in" svg:y="0.15131in" svg:width="3.74097in" svg:height="1.09028in" style:rel-width="scale" style:rel-height="scale"><draw:text-box><text:p text:style-name="P63">To get C, there are 2 path: A=&gt;B=&gt;C and A=&gt;C</text:p><text:p text:style-name="P64">If the weight of B to C is minus 3, then A, B, C path is the shortest.</text:p><text:p text:style-name="Normal"><text:span text:style-name="T65">But adding<text:s/></text:span><text:span text:style-name="T66">3 for all the weight, then the shortest path changes to A to C.</text:span></text:p></draw:text-box><svg:title/><svg:desc/></draw:frame></text:span><text:span text:style-name="T67"><draw:custom-shape svg:x="2.39163in" svg:y="0.04444in" svg:width="0.62292in" svg:height="0.62292in" draw:z-index="251661312" draw:id="id19" draw:style-name="a28" draw:name="Oval 1" text:anchor-type="paragraph"><svg:title/><svg:desc/><text:p text:style-name="P68">C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69"><text:span text:style-name="T70"><draw:connector draw:type="line" svg:x1="1.42542in" svg:y1="0.09369in" svg:x2="2.2775in" svg:y2="0.143in" draw:z-index="251664384" draw:id="id20" draw:style-name="a30" draw:name="Straight Arrow Connector 2" text:anchor-type="paragraph"><svg:title/><svg:desc/></draw:connector></text:span><text:span text:style-name="T71"><draw:custom-shape svg:x="0.7205in" svg:y="-0.14759in" svg:width="0.62292in" svg:height="0.62292in" draw:z-index="251659264" draw:id="id21" draw:style-name="a31" draw:name="Oval 1" text:anchor-type="paragraph"><svg:title/><svg:desc/><text:p text:style-name="P72">A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73"><draw:custom-shape svg:x="0.7205in" svg:y="1.04913in" svg:width="0.62292in" svg:height="0.62292in" draw:z-index="251663360" draw:id="id22" draw:style-name="a32" draw:name="Oval 1" text:anchor-type="paragraph"><svg:title/><svg:desc/><text:p text:style-name="P74">B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75"/>
      <text:p text:style-name="P76"><text:span text:style-name="T77"><draw:frame draw:z-index="251671552" draw:id="id23" draw:style-name="a33" draw:name="Text Box 3" text:anchor-type="paragraph" svg:x="0.42301in" svg:y="0.0868in" svg:width="0.46111in" svg:height="0.44722in" style:rel-width="scale" style:rel-height="scale"><draw:text-box><text:p text:style-name="P78">65</text:p></draw:text-box><svg:title/><svg:desc/></draw:frame></text:span><text:span text:style-name="T79"><draw:connector draw:type="line" svg:x1="0.8462in" svg:y1="0.09242in" svg:x2="0.7205in" svg:y2="0.66603in" draw:z-index="251668480" draw:id="id24" draw:style-name="a35" draw:name="Straight Arrow Connector 2" text:anchor-type="paragraph"><svg:title/><svg:desc/></draw:connector></text:span><text:span text:style-name="T80"><draw:connector draw:type="line" svg:x1="1.50732in" svg:y1="1.06521in" svg:x2="2.16288in" svg:y2="0.08882in" draw:z-index="251666432" draw:id="id25" draw:style-name="a37" draw:name="Straight Arrow Connector 2" text:anchor-type="paragraph"><svg:title/><svg:desc/></draw:connector></text:span></text:p>
      <text:p text:style-name="P81"/>
      <text:p text:style-name="P82"><text:span text:style-name="T83"><draw:frame draw:z-index="251673600" draw:id="id26" draw:style-name="a38" draw:name="Text Box 3" text:anchor-type="paragraph" svg:x="2.05238in" svg:y="0.0741in" svg:width="0.65694in" svg:height="0.44722in" style:rel-width="scale" style:rel-height="scale"><draw:text-box><text:p text:style-name="P84">-3</text:p></draw:text-box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p text:style-name="P95"><text:span text:style-name="T96">Problem 3. <text:s/></text:span><text:span text:style-name="T97">(20 points)</text:span><text:span text:style-name="T98"><text:s/></text:span><text:span text:style-name="T99">Extend the pseudocode of the Bellman-Ford algorithm given at the lecture so it can detect negative cycles.</text:span></text:p>
      <text:p text:style-name="P100"/>
      <text:p text:style-name="P101"/>
      <text:p text:style-name="P102"><text:span text:style-name="T103"><text:s text:c="6"/>def<text:s/></text:span><text:span text:style-name="T104">Bellman-Ford-modified</text:span><text:span text:style-name="T105"><text:s/>(G,s,w):</text:span></text:p>
      <text:p text:style-name="P106">Init-SS (G,s)</text:p>
      <text:p text:style-name="P107">for i=1 to |G.V|-1</text:p>
      <text:p text:style-name="P108"><text:s text:c="6"/>for each edge (u,v) in G.E</text:p>
      <text:p text:style-name="P109"><text:s text:c="21"/>RELAX (u,v,w)</text:p>
      <text:p text:style-name="P110"><text:s text:c="8"/>if d[u] + w(u, v) &lt; d[v]:</text:p>
      <text:p text:style-name="P111"><text:s text:c="12"/><text:tab/><text:tab/>return "Negative cycle found"</text:p>
      <text:p text:style-name="P112"/>
      <text:p text:style-name="P113"/>
      <text:p text:style-name="P114"/>
      <text:p text:style-name="P115"/>
      <text:p text:style-name="P116"><text:span text:style-name="T117">Problem 4.</text:span><text:span text:style-name="T118"><text:s/></text:span><text:span text:style-name="T119">(50 points)</text:span><text:span text:style-name="T120"><text:s/></text:span><text:span text:style-name="T121">Write a program implementing Dijksta's</text:span><text:span text:style-name="T122"><text:s/></text:span><text:span text:style-name="T123">algorithm. Upload your source code. Show your input graph and the obtained shortest path spanning tree in the space below.</text:span></text:p>
      <text:p text:style-name="P124"/>
      <text:p text:style-name="P125"/>
      <text:p text:style-name="P126"/>
      <text:p text:style-name="P127"/>
      <text:p text:style-name="P128">Put your answer here.</text:p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2" svg:viewBox="0 0 20 30" svg:d="m10 0-10 30h20z"/>
    <draw:marker draw:name="a15" svg:viewBox="0 0 20 30" svg:d="m10 0-10 30h20z"/>
    <draw:marker draw:name="a22" svg:viewBox="0 0 20 30" svg:d="m10 0-10 30h20z"/>
    <draw:marker draw:name="a3" svg:viewBox="0 0 20 30" svg:d="m10 0-10 30h20z"/>
    <draw:marker draw:name="a6" svg:viewBox="0 0 20 30" svg:d="m10 0-10 30h20z"/>
    <draw:marker draw:name="a19" svg:viewBox="0 0 20 30" svg:d="m10 0-10 30h20z"/>
    <draw:marker draw:name="a34" svg:viewBox="0 0 20 30" svg:d="m10 0-10 30h20z"/>
    <draw:marker draw:name="a29" svg:viewBox="0 0 20 30" svg:d="m10 0-10 30h20z"/>
    <draw:marker draw:name="a36" svg:viewBox="0 0 20 30" svg:d="m10 0-10 30h20z"/>
    <draw:marker draw:name="a10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ercise 2</dc:title>
    <meta:initial-creator>vazhenin</meta:initial-creator>
    <dc:creator>Terushima Haruki</dc:creator>
    <meta:creation-date>2007-10-10T15:42:00Z</meta:creation-date>
    <dc:date>2023-06-23T06:43:00Z</dc:date>
    <meta:template xlink:href="Normal.dotm" xlink:type="simple"/>
    <meta:editing-cycles>38</meta:editing-cycles>
    <meta:editing-duration>PT115320S</meta:editing-duration>
    <meta:document-statistic meta:page-count="2" meta:paragraph-count="2" meta:word-count="159" meta:character-count="1068" meta:row-count="7" meta:non-whitespace-character-count="911"/>
  </office:meta>
</office:document-meta>
</file>